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6.403cm" svg:y="0.154cm">
            <draw:object draw:notify-on-update-of-ranges="Arkusz1.C1:Arkusz1.C1 Arkusz1.C2:Arkusz1.C40 Arkusz1.D1:Arkusz1.D1 Arkusz1.D2:Arkusz1.D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38cm" svg:y="9.149cm">
            <draw:object draw:notify-on-update-of-ranges="Arkusz1.B1:Arkusz1.B1 Arkusz1.B2:Arkusz1.B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 office:value-type="string" calcext:value-type="string">
            <text:p>sqrt(Moment)</text:p>
          </table:table-cell>
          <table:table-cell office:value-type="string" calcext:value-type="string">
            <text:p>max X</text:p>
          </table:table-cell>
          <table:table-cell office:value-type="string" calcext:value-type="string">
            <text:p>min X</text:p>
          </table:table-cell>
          <table:table-cell office:value-type="string" calcext:value-type="string">
            <text:p>max Y</text:p>
          </table:table-cell>
          <table:table-cell office:value-type="string" calcext:value-type="string">
            <text:p>min 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2])" office:value-type="float" office:value="0" calcext:value-type="float">
            <text:p>0</text:p>
          </table:table-cell>
          <table:table-cell table:formula="of:=[.C2]+[.E2]" office:value-type="float" office:value="0" calcext:value-type="float">
            <text:p>0</text:p>
          </table:table-cell>
          <table:table-cell table:formula="of:=[.C2]-[.E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 table:formula="of:=[.D2]-[.E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3])" office:value-type="float" office:value="0" calcext:value-type="float">
            <text:p>0</text:p>
          </table:table-cell>
          <table:table-cell table:formula="of:=[.C3]+[.E3]" office:value-type="float" office:value="0" calcext:value-type="float">
            <text:p>0</text:p>
          </table:table-cell>
          <table:table-cell table:formula="of:=[.C3]-[.E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4])" office:value-type="float" office:value="0" calcext:value-type="float">
            <text:p>0</text:p>
          </table:table-cell>
          <table:table-cell table:formula="of:=[.C4]+[.E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 table:formula="of:=[.D4]-[.E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668" calcext:value-type="float">
            <text:p>118668</text:p>
          </table:table-cell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table:formula="of:=SQRT([.B5])" office:value-type="float" office:value="344.482220150765" calcext:value-type="float">
            <text:p>344,4822201508</text:p>
          </table:table-cell>
          <table:table-cell table:formula="of:=[.C5]+[.E5]/2" office:value-type="float" office:value="427.241110075382" calcext:value-type="float">
            <text:p>427,2411100754</text:p>
          </table:table-cell>
          <table:table-cell table:formula="of:=[.C5]-[.E5]/2" office:value-type="float" office:value="82.7588899246176" calcext:value-type="float">
            <text:p>82,7588899246</text:p>
          </table:table-cell>
          <table:table-cell table:formula="of:=[.D5]+[.E5]/2" office:value-type="float" office:value="203.241110075382" calcext:value-type="float">
            <text:p>203,2411100754</text:p>
          </table:table-cell>
          <table:table-cell table:formula="of:=[.D5]-[.E5]/2" office:value-type="float" office:value="-141.241110075382" calcext:value-type="float">
            <text:p>-141,24111007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295" calcext:value-type="float">
            <text:p>108295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table:formula="of:=SQRT([.B6])" office:value-type="float" office:value="329.082056636335" calcext:value-type="float">
            <text:p>329,0820566363</text:p>
          </table:table-cell>
          <table:table-cell table:formula="of:=[.C6]+[.E6]/2" office:value-type="float" office:value="477.541028318167" calcext:value-type="float">
            <text:p>477,5410283182</text:p>
          </table:table-cell>
          <table:table-cell table:formula="of:=[.C6]-[.E6]/2" office:value-type="float" office:value="148.458971681833" calcext:value-type="float">
            <text:p>148,4589716818</text:p>
          </table:table-cell>
          <table:table-cell table:formula="of:=[.D6]+[.E6]/2" office:value-type="float" office:value="235.541028318167" calcext:value-type="float">
            <text:p>235,5410283182</text:p>
          </table:table-cell>
          <table:table-cell table:formula="of:=[.D6]-[.E6]/2" office:value-type="float" office:value="-93.5410283181675" calcext:value-type="float">
            <text:p>-93,541028318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962" calcext:value-type="float">
            <text:p>94962</text:p>
          </table:table-cell>
          <table:table-cell office:value-type="float" office:value="320" calcext:value-type="float">
            <text:p>320</text:p>
          </table:table-cell>
          <table:table-cell office:value-type="float" office:value="108" calcext:value-type="float">
            <text:p>108</text:p>
          </table:table-cell>
          <table:table-cell table:formula="of:=SQRT([.B7])" office:value-type="float" office:value="308.159049842772" calcext:value-type="float">
            <text:p>308,1590498428</text:p>
          </table:table-cell>
          <table:table-cell table:formula="of:=[.C7]+[.E7]/2" office:value-type="float" office:value="474.079524921386" calcext:value-type="float">
            <text:p>474,0795249214</text:p>
          </table:table-cell>
          <table:table-cell table:formula="of:=[.C7]-[.E7]/2" office:value-type="float" office:value="165.920475078614" calcext:value-type="float">
            <text:p>165,9204750786</text:p>
          </table:table-cell>
          <table:table-cell table:formula="of:=[.D7]+[.E7]/2" office:value-type="float" office:value="262.079524921386" calcext:value-type="float">
            <text:p>262,0795249214</text:p>
          </table:table-cell>
          <table:table-cell table:formula="of:=[.D7]-[.E7]/2" office:value-type="float" office:value="-46.079524921386" calcext:value-type="float">
            <text:p>-46,079524921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298" calcext:value-type="float">
            <text:p>81298</text:p>
          </table:table-cell>
          <table:table-cell office:value-type="float" office:value="377" calcext:value-type="float">
            <text:p>377</text:p>
          </table:table-cell>
          <table:table-cell office:value-type="float" office:value="169" calcext:value-type="float">
            <text:p>169</text:p>
          </table:table-cell>
          <table:table-cell table:formula="of:=SQRT([.B8])" office:value-type="float" office:value="285.128041412976" calcext:value-type="float">
            <text:p>285,128041413</text:p>
          </table:table-cell>
          <table:table-cell table:formula="of:=[.C8]+[.E8]/2" office:value-type="float" office:value="519.564020706488" calcext:value-type="float">
            <text:p>519,5640207065</text:p>
          </table:table-cell>
          <table:table-cell table:formula="of:=[.C8]-[.E8]/2" office:value-type="float" office:value="234.435979293512" calcext:value-type="float">
            <text:p>234,4359792935</text:p>
          </table:table-cell>
          <table:table-cell table:formula="of:=[.D8]+[.E8]/2" office:value-type="float" office:value="311.564020706488" calcext:value-type="float">
            <text:p>311,5640207065</text:p>
          </table:table-cell>
          <table:table-cell table:formula="of:=[.D8]-[.E8]/2" office:value-type="float" office:value="26.4359792935118" calcext:value-type="float">
            <text:p>26,435979293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80" calcext:value-type="float">
            <text:p>95080</text:p>
          </table:table-cell>
          <table:table-cell office:value-type="float" office:value="323" calcext:value-type="float">
            <text:p>323</text:p>
          </table:table-cell>
          <table:table-cell office:value-type="float" office:value="282" calcext:value-type="float">
            <text:p>282</text:p>
          </table:table-cell>
          <table:table-cell table:formula="of:=SQRT([.B9])" office:value-type="float" office:value="308.350449975349" calcext:value-type="float">
            <text:p>308,3504499753</text:p>
          </table:table-cell>
          <table:table-cell table:formula="of:=[.C9]+[.E9]/2" office:value-type="float" office:value="477.175224987674" calcext:value-type="float">
            <text:p>477,1752249877</text:p>
          </table:table-cell>
          <table:table-cell table:formula="of:=[.C9]-[.E9]/2" office:value-type="float" office:value="168.824775012326" calcext:value-type="float">
            <text:p>168,8247750123</text:p>
          </table:table-cell>
          <table:table-cell table:formula="of:=[.D9]+[.E9]/2" office:value-type="float" office:value="436.175224987674" calcext:value-type="float">
            <text:p>436,1752249877</text:p>
          </table:table-cell>
          <table:table-cell table:formula="of:=[.D9]-[.E9]/2" office:value-type="float" office:value="127.824775012326" calcext:value-type="float">
            <text:p>127,824775012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695" calcext:value-type="float">
            <text:p>124695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table:formula="of:=SQRT([.B10])" office:value-type="float" office:value="353.121792020827" calcext:value-type="float">
            <text:p>353,1217920208</text:p>
          </table:table-cell>
          <table:table-cell table:formula="of:=[.C10]+[.E10]/2" office:value-type="float" office:value="332.560896010413" calcext:value-type="float">
            <text:p>332,5608960104</text:p>
          </table:table-cell>
          <table:table-cell table:formula="of:=[.C10]-[.E10]/2" office:value-type="float" office:value="-20.5608960104134" calcext:value-type="float">
            <text:p>-20,5608960104</text:p>
          </table:table-cell>
          <table:table-cell table:formula="of:=[.D10]+[.E10]/2" office:value-type="float" office:value="439.560896010413" calcext:value-type="float">
            <text:p>439,5608960104</text:p>
          </table:table-cell>
          <table:table-cell table:formula="of:=[.D10]-[.E10]/2" office:value-type="float" office:value="86.4391039895866" calcext:value-type="float">
            <text:p>86,439103989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540" calcext:value-type="float">
            <text:p>189540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table:formula="of:=SQRT([.B11])" office:value-type="float" office:value="435.361918408122" calcext:value-type="float">
            <text:p>435,3619184081</text:p>
          </table:table-cell>
          <table:table-cell table:formula="of:=[.C11]+[.E11]/2" office:value-type="float" office:value="467.680959204061" calcext:value-type="float">
            <text:p>467,6809592041</text:p>
          </table:table-cell>
          <table:table-cell table:formula="of:=[.C11]-[.E11]/2" office:value-type="float" office:value="32.3190407959392" calcext:value-type="float">
            <text:p>32,3190407959</text:p>
          </table:table-cell>
          <table:table-cell table:formula="of:=[.D11]+[.E11]/2" office:value-type="float" office:value="484.680959204061" calcext:value-type="float">
            <text:p>484,6809592041</text:p>
          </table:table-cell>
          <table:table-cell table:formula="of:=[.D11]-[.E11]/2" office:value-type="float" office:value="49.3190407959392" calcext:value-type="float">
            <text:p>49,319040795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7061" calcext:value-type="float">
            <text:p>237061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table:formula="of:=SQRT([.B12])" office:value-type="float" office:value="486.889104417012" calcext:value-type="float">
            <text:p>486,889104417</text:p>
          </table:table-cell>
          <table:table-cell table:formula="of:=[.C12]+[.E12]/2" office:value-type="float" office:value="586.444552208506" calcext:value-type="float">
            <text:p>586,4445522085</text:p>
          </table:table-cell>
          <table:table-cell table:formula="of:=[.C12]-[.E12]/2" office:value-type="float" office:value="99.555447791494" calcext:value-type="float">
            <text:p>99,5554477915</text:p>
          </table:table-cell>
          <table:table-cell table:formula="of:=[.D12]+[.E12]/2" office:value-type="float" office:value="542.444552208506" calcext:value-type="float">
            <text:p>542,4445522085</text:p>
          </table:table-cell>
          <table:table-cell table:formula="of:=[.D12]-[.E12]/2" office:value-type="float" office:value="55.555447791494" calcext:value-type="float">
            <text:p>55,55544779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968" calcext:value-type="float">
            <text:p>181968</text:p>
          </table:table-cell>
          <table:table-cell office:value-type="float" office:value="346" calcext:value-type="float">
            <text:p>346</text:p>
          </table:table-cell>
          <table:table-cell office:value-type="float" office:value="272" calcext:value-type="float">
            <text:p>272</text:p>
          </table:table-cell>
          <table:table-cell table:formula="of:=SQRT([.B13])" office:value-type="float" office:value="426.577073926858" calcext:value-type="float">
            <text:p>426,5770739269</text:p>
          </table:table-cell>
          <table:table-cell table:formula="of:=[.C13]+[.E13]/2" office:value-type="float" office:value="559.288536963429" calcext:value-type="float">
            <text:p>559,2885369634</text:p>
          </table:table-cell>
          <table:table-cell table:formula="of:=[.C13]-[.E13]/2" office:value-type="float" office:value="132.711463036571" calcext:value-type="float">
            <text:p>132,7114630366</text:p>
          </table:table-cell>
          <table:table-cell table:formula="of:=[.D13]+[.E13]/2" office:value-type="float" office:value="485.288536963429" calcext:value-type="float">
            <text:p>485,2885369634</text:p>
          </table:table-cell>
          <table:table-cell table:formula="of:=[.D13]-[.E13]/2" office:value-type="float" office:value="58.711463036571" calcext:value-type="float">
            <text:p>58,71146303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3781" calcext:value-type="float">
            <text:p>183781</text:p>
          </table:table-cell>
          <table:table-cell office:value-type="float" office:value="296" calcext:value-type="float">
            <text:p>296</text:p>
          </table:table-cell>
          <table:table-cell office:value-type="float" office:value="237" calcext:value-type="float">
            <text:p>237</text:p>
          </table:table-cell>
          <table:table-cell table:formula="of:=SQRT([.B14])" office:value-type="float" office:value="428.696862596404" calcext:value-type="float">
            <text:p>428,6968625964</text:p>
          </table:table-cell>
          <table:table-cell table:formula="of:=[.C14]+[.E14]/2" office:value-type="float" office:value="510.348431298202" calcext:value-type="float">
            <text:p>510,3484312982</text:p>
          </table:table-cell>
          <table:table-cell table:formula="of:=[.C14]-[.E14]/2" office:value-type="float" office:value="81.6515687017981" calcext:value-type="float">
            <text:p>81,6515687018</text:p>
          </table:table-cell>
          <table:table-cell table:formula="of:=[.D14]+[.E14]/2" office:value-type="float" office:value="451.348431298202" calcext:value-type="float">
            <text:p>451,3484312982</text:p>
          </table:table-cell>
          <table:table-cell table:formula="of:=[.D14]-[.E14]/2" office:value-type="float" office:value="22.6515687017981" calcext:value-type="float">
            <text:p>22,651568701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414" calcext:value-type="float">
            <text:p>99414</text:p>
          </table:table-cell>
          <table:table-cell office:value-type="float" office:value="397" calcext:value-type="float">
            <text:p>397</text:p>
          </table:table-cell>
          <table:table-cell office:value-type="float" office:value="285" calcext:value-type="float">
            <text:p>285</text:p>
          </table:table-cell>
          <table:table-cell table:formula="of:=SQRT([.B15])" office:value-type="float" office:value="315.29985727875" calcext:value-type="float">
            <text:p>315,2998572788</text:p>
          </table:table-cell>
          <table:table-cell table:formula="of:=[.C15]+[.E15]/2" office:value-type="float" office:value="554.649928639375" calcext:value-type="float">
            <text:p>554,6499286394</text:p>
          </table:table-cell>
          <table:table-cell table:formula="of:=[.C15]-[.E15]/2" office:value-type="float" office:value="239.350071360625" calcext:value-type="float">
            <text:p>239,3500713606</text:p>
          </table:table-cell>
          <table:table-cell table:formula="of:=[.D15]+[.E15]/2" office:value-type="float" office:value="442.649928639375" calcext:value-type="float">
            <text:p>442,6499286394</text:p>
          </table:table-cell>
          <table:table-cell table:formula="of:=[.D15]-[.E15]/2" office:value-type="float" office:value="127.350071360625" calcext:value-type="float">
            <text:p>127,350071360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7620" calcext:value-type="float">
            <text:p>127620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table:formula="of:=SQRT([.B16])" office:value-type="float" office:value="357.239415518501" calcext:value-type="float">
            <text:p>357,2394155185</text:p>
          </table:table-cell>
          <table:table-cell table:formula="of:=[.C16]+[.E16]/2" office:value-type="float" office:value="524.61970775925" calcext:value-type="float">
            <text:p>524,6197077593</text:p>
          </table:table-cell>
          <table:table-cell table:formula="of:=[.C16]-[.E16]/2" office:value-type="float" office:value="167.38029224075" calcext:value-type="float">
            <text:p>167,3802922408</text:p>
          </table:table-cell>
          <table:table-cell table:formula="of:=[.D16]+[.E16]/2" office:value-type="float" office:value="511.61970775925" calcext:value-type="float">
            <text:p>511,6197077593</text:p>
          </table:table-cell>
          <table:table-cell table:formula="of:=[.D16]-[.E16]/2" office:value-type="float" office:value="154.38029224075" calcext:value-type="float">
            <text:p>154,380292240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440" calcext:value-type="float">
            <text:p>145440</text:p>
          </table:table-cell>
          <table:table-cell office:value-type="float" office:value="326" calcext:value-type="float">
            <text:p>326</text:p>
          </table:table-cell>
          <table:table-cell office:value-type="float" office:value="351" calcext:value-type="float">
            <text:p>351</text:p>
          </table:table-cell>
          <table:table-cell table:formula="of:=SQRT([.B17])" office:value-type="float" office:value="381.365965969697" calcext:value-type="float">
            <text:p>381,3659659697</text:p>
          </table:table-cell>
          <table:table-cell table:formula="of:=[.C17]+[.E17]/2" office:value-type="float" office:value="516.682982984848" calcext:value-type="float">
            <text:p>516,6829829848</text:p>
          </table:table-cell>
          <table:table-cell table:formula="of:=[.C17]-[.E17]/2" office:value-type="float" office:value="135.317017015152" calcext:value-type="float">
            <text:p>135,3170170152</text:p>
          </table:table-cell>
          <table:table-cell table:formula="of:=[.D17]+[.E17]/2" office:value-type="float" office:value="541.682982984848" calcext:value-type="float">
            <text:p>541,6829829848</text:p>
          </table:table-cell>
          <table:table-cell table:formula="of:=[.D17]-[.E17]/2" office:value-type="float" office:value="160.317017015152" calcext:value-type="float">
            <text:p>160,317017015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513" calcext:value-type="float">
            <text:p>103513</text:p>
          </table:table-cell>
          <table:table-cell office:value-type="float" office:value="314" calcext:value-type="float">
            <text:p>314</text:p>
          </table:table-cell>
          <table:table-cell office:value-type="float" office:value="337" calcext:value-type="float">
            <text:p>337</text:p>
          </table:table-cell>
          <table:table-cell table:formula="of:=SQRT([.B18])" office:value-type="float" office:value="321.73436247936" calcext:value-type="float">
            <text:p>321,7343624794</text:p>
          </table:table-cell>
          <table:table-cell table:formula="of:=[.C18]+[.E18]/2" office:value-type="float" office:value="474.86718123968" calcext:value-type="float">
            <text:p>474,8671812397</text:p>
          </table:table-cell>
          <table:table-cell table:formula="of:=[.C18]-[.E18]/2" office:value-type="float" office:value="153.13281876032" calcext:value-type="float">
            <text:p>153,1328187603</text:p>
          </table:table-cell>
          <table:table-cell table:formula="of:=[.D18]+[.E18]/2" office:value-type="float" office:value="497.86718123968" calcext:value-type="float">
            <text:p>497,8671812397</text:p>
          </table:table-cell>
          <table:table-cell table:formula="of:=[.D18]-[.E18]/2" office:value-type="float" office:value="176.13281876032" calcext:value-type="float">
            <text:p>176,132818760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276" calcext:value-type="float">
            <text:p>156276</text:p>
          </table:table-cell>
          <table:table-cell office:value-type="float" office:value="355" calcext:value-type="float">
            <text:p>355</text:p>
          </table:table-cell>
          <table:table-cell office:value-type="float" office:value="335" calcext:value-type="float">
            <text:p>335</text:p>
          </table:table-cell>
          <table:table-cell table:formula="of:=SQRT([.B19])" office:value-type="float" office:value="395.317593840699" calcext:value-type="float">
            <text:p>395,3175938407</text:p>
          </table:table-cell>
          <table:table-cell table:formula="of:=[.C19]+[.E19]/2" office:value-type="float" office:value="552.65879692035" calcext:value-type="float">
            <text:p>552,6587969204</text:p>
          </table:table-cell>
          <table:table-cell table:formula="of:=[.C19]-[.E19]/2" office:value-type="float" office:value="157.34120307965" calcext:value-type="float">
            <text:p>157,3412030797</text:p>
          </table:table-cell>
          <table:table-cell table:formula="of:=[.D19]+[.E19]/2" office:value-type="float" office:value="532.65879692035" calcext:value-type="float">
            <text:p>532,6587969204</text:p>
          </table:table-cell>
          <table:table-cell table:formula="of:=[.D19]-[.E19]/2" office:value-type="float" office:value="137.34120307965" calcext:value-type="float">
            <text:p>137,34120307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547" calcext:value-type="float">
            <text:p>89547</text:p>
          </table:table-cell>
          <table:table-cell office:value-type="float" office:value="348" calcext:value-type="float">
            <text:p>348</text:p>
          </table:table-cell>
          <table:table-cell office:value-type="float" office:value="335" calcext:value-type="float">
            <text:p>335</text:p>
          </table:table-cell>
          <table:table-cell table:formula="of:=SQRT([.B20])" office:value-type="float" office:value="299.244047559847" calcext:value-type="float">
            <text:p>299,2440475598</text:p>
          </table:table-cell>
          <table:table-cell table:formula="of:=[.C20]+[.E20]/2" office:value-type="float" office:value="497.622023779924" calcext:value-type="float">
            <text:p>497,6220237799</text:p>
          </table:table-cell>
          <table:table-cell table:formula="of:=[.C20]-[.E20]/2" office:value-type="float" office:value="198.377976220076" calcext:value-type="float">
            <text:p>198,3779762201</text:p>
          </table:table-cell>
          <table:table-cell table:formula="of:=[.D20]+[.E20]/2" office:value-type="float" office:value="484.622023779924" calcext:value-type="float">
            <text:p>484,6220237799</text:p>
          </table:table-cell>
          <table:table-cell table:formula="of:=[.D20]-[.E20]/2" office:value-type="float" office:value="185.377976220076" calcext:value-type="float">
            <text:p>185,377976220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960" calcext:value-type="float">
            <text:p>133960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table:formula="of:=SQRT([.B21])" office:value-type="float" office:value="366.005464440082" calcext:value-type="float">
            <text:p>366,0054644401</text:p>
          </table:table-cell>
          <table:table-cell table:formula="of:=[.C21]+[.E21]/2" office:value-type="float" office:value="524.002732220041" calcext:value-type="float">
            <text:p>524,00273222</text:p>
          </table:table-cell>
          <table:table-cell table:formula="of:=[.C21]-[.E21]/2" office:value-type="float" office:value="157.997267779959" calcext:value-type="float">
            <text:p>157,99726778</text:p>
          </table:table-cell>
          <table:table-cell table:formula="of:=[.D21]+[.E21]/2" office:value-type="float" office:value="519.002732220041" calcext:value-type="float">
            <text:p>519,00273222</text:p>
          </table:table-cell>
          <table:table-cell table:formula="of:=[.D21]-[.E21]/2" office:value-type="float" office:value="152.997267779959" calcext:value-type="float">
            <text:p>152,9972677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903" calcext:value-type="float">
            <text:p>84903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table:formula="of:=SQRT([.B22])" office:value-type="float" office:value="291.381193627866" calcext:value-type="float">
            <text:p>291,3811936279</text:p>
          </table:table-cell>
          <table:table-cell table:formula="of:=[.C22]+[.E22]/2" office:value-type="float" office:value="475.690596813933" calcext:value-type="float">
            <text:p>475,6905968139</text:p>
          </table:table-cell>
          <table:table-cell table:formula="of:=[.C22]-[.E22]/2" office:value-type="float" office:value="184.309403186067" calcext:value-type="float">
            <text:p>184,3094031861</text:p>
          </table:table-cell>
          <table:table-cell table:formula="of:=[.D22]+[.E22]/2" office:value-type="float" office:value="469.690596813933" calcext:value-type="float">
            <text:p>469,6905968139</text:p>
          </table:table-cell>
          <table:table-cell table:formula="of:=[.D22]-[.E22]/2" office:value-type="float" office:value="178.309403186067" calcext:value-type="float">
            <text:p>178,309403186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348" calcext:value-type="float">
            <text:p>106348</text:p>
          </table:table-cell>
          <table:table-cell office:value-type="float" office:value="316" calcext:value-type="float">
            <text:p>316</text:p>
          </table:table-cell>
          <table:table-cell office:value-type="float" office:value="297" calcext:value-type="float">
            <text:p>297</text:p>
          </table:table-cell>
          <table:table-cell table:formula="of:=SQRT([.B23])" office:value-type="float" office:value="326.110410750715" calcext:value-type="float">
            <text:p>326,1104107507</text:p>
          </table:table-cell>
          <table:table-cell table:formula="of:=[.C23]+[.E23]/2" office:value-type="float" office:value="479.055205375358" calcext:value-type="float">
            <text:p>479,0552053754</text:p>
          </table:table-cell>
          <table:table-cell table:formula="of:=[.C23]-[.E23]/2" office:value-type="float" office:value="152.944794624643" calcext:value-type="float">
            <text:p>152,9447946246</text:p>
          </table:table-cell>
          <table:table-cell table:formula="of:=[.D23]+[.E23]/2" office:value-type="float" office:value="460.055205375357" calcext:value-type="float">
            <text:p>460,0552053754</text:p>
          </table:table-cell>
          <table:table-cell table:formula="of:=[.D23]-[.E23]/2" office:value-type="float" office:value="133.944794624643" calcext:value-type="float">
            <text:p>133,944794624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941" calcext:value-type="float">
            <text:p>88941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table:formula="of:=SQRT([.B24])" office:value-type="float" office:value="298.229777185311" calcext:value-type="float">
            <text:p>298,2297771853</text:p>
          </table:table-cell>
          <table:table-cell table:formula="of:=[.C24]+[.E24]/2" office:value-type="float" office:value="465.114888592655" calcext:value-type="float">
            <text:p>465,1148885927</text:p>
          </table:table-cell>
          <table:table-cell table:formula="of:=[.C24]-[.E24]/2" office:value-type="float" office:value="166.885111407345" calcext:value-type="float">
            <text:p>166,8851114073</text:p>
          </table:table-cell>
          <table:table-cell table:formula="of:=[.D24]+[.E24]/2" office:value-type="float" office:value="444.114888592655" calcext:value-type="float">
            <text:p>444,1148885927</text:p>
          </table:table-cell>
          <table:table-cell table:formula="of:=[.D24]-[.E24]/2" office:value-type="float" office:value="145.885111407345" calcext:value-type="float">
            <text:p>145,885111407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424" calcext:value-type="float">
            <text:p>62424</text:p>
          </table:table-cell>
          <table:table-cell office:value-type="float" office:value="364" calcext:value-type="float">
            <text:p>364</text:p>
          </table:table-cell>
          <table:table-cell office:value-type="float" office:value="291" calcext:value-type="float">
            <text:p>291</text:p>
          </table:table-cell>
          <table:table-cell table:formula="of:=SQRT([.B25])" office:value-type="float" office:value="249.847953763884" calcext:value-type="float">
            <text:p>249,8479537639</text:p>
          </table:table-cell>
          <table:table-cell table:formula="of:=[.C25]+[.E25]/2" office:value-type="float" office:value="488.923976881942" calcext:value-type="float">
            <text:p>488,9239768819</text:p>
          </table:table-cell>
          <table:table-cell table:formula="of:=[.C25]-[.E25]/2" office:value-type="float" office:value="239.076023118058" calcext:value-type="float">
            <text:p>239,0760231181</text:p>
          </table:table-cell>
          <table:table-cell table:formula="of:=[.D25]+[.E25]/2" office:value-type="float" office:value="415.923976881942" calcext:value-type="float">
            <text:p>415,9239768819</text:p>
          </table:table-cell>
          <table:table-cell table:formula="of:=[.D25]-[.E25]/2" office:value-type="float" office:value="166.076023118058" calcext:value-type="float">
            <text:p>166,076023118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500" calcext:value-type="float">
            <text:p>61500</text:p>
          </table:table-cell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table:formula="of:=SQRT([.B26])" office:value-type="float" office:value="247.991935352745" calcext:value-type="float">
            <text:p>247,9919353527</text:p>
          </table:table-cell>
          <table:table-cell table:formula="of:=[.C26]+[.E26]/2" office:value-type="float" office:value="481.995967676373" calcext:value-type="float">
            <text:p>481,9959676764</text:p>
          </table:table-cell>
          <table:table-cell table:formula="of:=[.C26]-[.E26]/2" office:value-type="float" office:value="234.004032323628" calcext:value-type="float">
            <text:p>234,0040323236</text:p>
          </table:table-cell>
          <table:table-cell table:formula="of:=[.D26]+[.E26]/2" office:value-type="float" office:value="446.995967676372" calcext:value-type="float">
            <text:p>446,9959676764</text:p>
          </table:table-cell>
          <table:table-cell table:formula="of:=[.D26]-[.E26]/2" office:value-type="float" office:value="199.004032323628" calcext:value-type="float">
            <text:p>199,004032323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294" calcext:value-type="float">
            <text:p>21294</text:p>
          </table:table-cell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table:formula="of:=SQRT([.B27])" office:value-type="float" office:value="145.924638084184" calcext:value-type="float">
            <text:p>145,9246380842</text:p>
          </table:table-cell>
          <table:table-cell table:formula="of:=[.C27]+[.E27]/2" office:value-type="float" office:value="421.962319042092" calcext:value-type="float">
            <text:p>421,9623190421</text:p>
          </table:table-cell>
          <table:table-cell table:formula="of:=[.C27]-[.E27]/2" office:value-type="float" office:value="276.037680957908" calcext:value-type="float">
            <text:p>276,0376809579</text:p>
          </table:table-cell>
          <table:table-cell table:formula="of:=[.D27]+[.E27]/2" office:value-type="float" office:value="408.962319042092" calcext:value-type="float">
            <text:p>408,9623190421</text:p>
          </table:table-cell>
          <table:table-cell table:formula="of:=[.D27]-[.E27]/2" office:value-type="float" office:value="263.037680957908" calcext:value-type="float">
            <text:p>263,0376809579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123" calcext:value-type="float">
            <text:p>12123</text:p>
          </table:table-cell>
          <table:table-cell office:value-type="float" office:value="365" calcext:value-type="float">
            <text:p>365</text:p>
          </table:table-cell>
          <table:table-cell office:value-type="float" office:value="328" calcext:value-type="float">
            <text:p>328</text:p>
          </table:table-cell>
          <table:table-cell table:formula="of:=SQRT([.B28])" office:value-type="float" office:value="110.104495821015" calcext:value-type="float">
            <text:p>110,104495821</text:p>
          </table:table-cell>
          <table:table-cell table:formula="of:=[.C28]+[.E28]/2" office:value-type="float" office:value="420.052247910508" calcext:value-type="float">
            <text:p>420,0522479105</text:p>
          </table:table-cell>
          <table:table-cell table:formula="of:=[.C28]-[.E28]/2" office:value-type="float" office:value="309.947752089492" calcext:value-type="float">
            <text:p>309,9477520895</text:p>
          </table:table-cell>
          <table:table-cell table:formula="of:=[.D28]+[.E28]/2" office:value-type="float" office:value="383.052247910508" calcext:value-type="float">
            <text:p>383,0522479105</text:p>
          </table:table-cell>
          <table:table-cell table:formula="of:=[.D28]-[.E28]/2" office:value-type="float" office:value="272.947752089492" calcext:value-type="float">
            <text:p>272,9477520895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096" calcext:value-type="float">
            <text:p>12096</text:p>
          </table:table-cell>
          <table:table-cell office:value-type="float" office:value="382" calcext:value-type="float">
            <text:p>382</text:p>
          </table:table-cell>
          <table:table-cell office:value-type="float" office:value="306" calcext:value-type="float">
            <text:p>306</text:p>
          </table:table-cell>
          <table:table-cell table:formula="of:=SQRT([.B29])" office:value-type="float" office:value="109.98181667894" calcext:value-type="float">
            <text:p>109,9818166789</text:p>
          </table:table-cell>
          <table:table-cell table:formula="of:=[.C29]+[.E29]/2" office:value-type="float" office:value="436.99090833947" calcext:value-type="float">
            <text:p>436,9909083395</text:p>
          </table:table-cell>
          <table:table-cell table:formula="of:=[.C29]-[.E29]/2" office:value-type="float" office:value="327.00909166053" calcext:value-type="float">
            <text:p>327,0090916605</text:p>
          </table:table-cell>
          <table:table-cell table:formula="of:=[.D29]+[.E29]/2" office:value-type="float" office:value="360.99090833947" calcext:value-type="float">
            <text:p>360,9909083395</text:p>
          </table:table-cell>
          <table:table-cell table:formula="of:=[.D29]-[.E29]/2" office:value-type="float" office:value="251.00909166053" calcext:value-type="float">
            <text:p>251,0090916605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491" calcext:value-type="float">
            <text:p>25491</text:p>
          </table:table-cell>
          <table:table-cell office:value-type="float" office:value="400" calcext:value-type="float">
            <text:p>400</text:p>
          </table:table-cell>
          <table:table-cell office:value-type="float" office:value="284" calcext:value-type="float">
            <text:p>284</text:p>
          </table:table-cell>
          <table:table-cell table:formula="of:=SQRT([.B30])" office:value-type="float" office:value="159.659011646697" calcext:value-type="float">
            <text:p>159,6590116467</text:p>
          </table:table-cell>
          <table:table-cell table:formula="of:=[.C30]+[.E30]/2" office:value-type="float" office:value="479.829505823348" calcext:value-type="float">
            <text:p>479,8295058233</text:p>
          </table:table-cell>
          <table:table-cell table:formula="of:=[.C30]-[.E30]/2" office:value-type="float" office:value="320.170494176652" calcext:value-type="float">
            <text:p>320,1704941767</text:p>
          </table:table-cell>
          <table:table-cell table:formula="of:=[.D30]+[.E30]/2" office:value-type="float" office:value="363.829505823348" calcext:value-type="float">
            <text:p>363,8295058233</text:p>
          </table:table-cell>
          <table:table-cell table:formula="of:=[.D30]-[.E30]/2" office:value-type="float" office:value="204.170494176652" calcext:value-type="float">
            <text:p>204,1704941767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50" calcext:value-type="float">
            <text:p>13650</text:p>
          </table:table-cell>
          <table:table-cell office:value-type="float" office:value="398" calcext:value-type="float">
            <text:p>398</text:p>
          </table:table-cell>
          <table:table-cell office:value-type="float" office:value="267" calcext:value-type="float">
            <text:p>267</text:p>
          </table:table-cell>
          <table:table-cell table:formula="of:=SQRT([.B31])" office:value-type="float" office:value="116.833214455479" calcext:value-type="float">
            <text:p>116,8332144555</text:p>
          </table:table-cell>
          <table:table-cell table:formula="of:=[.C31]+[.E31]/2" office:value-type="float" office:value="456.41660722774" calcext:value-type="float">
            <text:p>456,4166072277</text:p>
          </table:table-cell>
          <table:table-cell table:formula="of:=[.C31]-[.E31]/2" office:value-type="float" office:value="339.58339277226" calcext:value-type="float">
            <text:p>339,5833927723</text:p>
          </table:table-cell>
          <table:table-cell table:formula="of:=[.D31]+[.E31]/2" office:value-type="float" office:value="325.41660722774" calcext:value-type="float">
            <text:p>325,4166072277</text:p>
          </table:table-cell>
          <table:table-cell table:formula="of:=[.D31]-[.E31]/2" office:value-type="float" office:value="208.58339277226" calcext:value-type="float">
            <text:p>208,5833927723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76" calcext:value-type="float">
            <text:p>9176</text:p>
          </table:table-cell>
          <table:table-cell office:value-type="float" office:value="397" calcext:value-type="float">
            <text:p>397</text:p>
          </table:table-cell>
          <table:table-cell office:value-type="float" office:value="273" calcext:value-type="float">
            <text:p>273</text:p>
          </table:table-cell>
          <table:table-cell table:formula="of:=SQRT([.B32])" office:value-type="float" office:value="95.7914401186244" calcext:value-type="float">
            <text:p>95,7914401186</text:p>
          </table:table-cell>
          <table:table-cell table:formula="of:=[.C32]+[.E32]/2" office:value-type="float" office:value="444.895720059312" calcext:value-type="float">
            <text:p>444,8957200593</text:p>
          </table:table-cell>
          <table:table-cell table:formula="of:=[.C32]-[.E32]/2" office:value-type="float" office:value="349.104279940688" calcext:value-type="float">
            <text:p>349,1042799407</text:p>
          </table:table-cell>
          <table:table-cell table:formula="of:=[.D32]+[.E32]/2" office:value-type="float" office:value="320.895720059312" calcext:value-type="float">
            <text:p>320,8957200593</text:p>
          </table:table-cell>
          <table:table-cell table:formula="of:=[.D32]-[.E32]/2" office:value-type="float" office:value="225.104279940688" calcext:value-type="float">
            <text:p>225,1042799407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24" calcext:value-type="float">
            <text:p>8224</text:p>
          </table:table-cell>
          <table:table-cell office:value-type="float" office:value="385" calcext:value-type="float">
            <text:p>385</text:p>
          </table:table-cell>
          <table:table-cell office:value-type="float" office:value="288" calcext:value-type="float">
            <text:p>288</text:p>
          </table:table-cell>
          <table:table-cell table:formula="of:=SQRT([.B33])" office:value-type="float" office:value="90.6862723900371" calcext:value-type="float">
            <text:p>90,68627239</text:p>
          </table:table-cell>
          <table:table-cell table:formula="of:=[.C33]+[.E33]/2" office:value-type="float" office:value="430.343136195019" calcext:value-type="float">
            <text:p>430,343136195</text:p>
          </table:table-cell>
          <table:table-cell table:formula="of:=[.C33]-[.E33]/2" office:value-type="float" office:value="339.656863804981" calcext:value-type="float">
            <text:p>339,656863805</text:p>
          </table:table-cell>
          <table:table-cell table:formula="of:=[.D33]+[.E33]/2" office:value-type="float" office:value="333.343136195019" calcext:value-type="float">
            <text:p>333,343136195</text:p>
          </table:table-cell>
          <table:table-cell table:formula="of:=[.D33]-[.E33]/2" office:value-type="float" office:value="242.656863804981" calcext:value-type="float">
            <text:p>242,65686380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84" calcext:value-type="float">
            <text:p>4884</text:p>
          </table:table-cell>
          <table:table-cell office:value-type="float" office:value="393" calcext:value-type="float">
            <text:p>393</text:p>
          </table:table-cell>
          <table:table-cell office:value-type="float" office:value="269" calcext:value-type="float">
            <text:p>269</text:p>
          </table:table-cell>
          <table:table-cell table:formula="of:=SQRT([.B34])" office:value-type="float" office:value="69.8856208386246" calcext:value-type="float">
            <text:p>69,8856208386</text:p>
          </table:table-cell>
          <table:table-cell table:formula="of:=[.C34]+[.E34]/2" office:value-type="float" office:value="427.942810419312" calcext:value-type="float">
            <text:p>427,9428104193</text:p>
          </table:table-cell>
          <table:table-cell table:formula="of:=[.C34]-[.E34]/2" office:value-type="float" office:value="358.057189580688" calcext:value-type="float">
            <text:p>358,0571895807</text:p>
          </table:table-cell>
          <table:table-cell table:formula="of:=[.D34]+[.E34]/2" office:value-type="float" office:value="303.942810419312" calcext:value-type="float">
            <text:p>303,9428104193</text:p>
          </table:table-cell>
          <table:table-cell table:formula="of:=[.D34]-[.E34]/2" office:value-type="float" office:value="234.057189580688" calcext:value-type="float">
            <text:p>234,0571895807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44" calcext:value-type="float">
            <text:p>3944</text:p>
          </table:table-cell>
          <table:table-cell office:value-type="float" office:value="386" calcext:value-type="float">
            <text:p>386</text:p>
          </table:table-cell>
          <table:table-cell office:value-type="float" office:value="256" calcext:value-type="float">
            <text:p>256</text:p>
          </table:table-cell>
          <table:table-cell table:formula="of:=SQRT([.B35])" office:value-type="float" office:value="62.8012738724303" calcext:value-type="float">
            <text:p>62,8012738724</text:p>
          </table:table-cell>
          <table:table-cell table:formula="of:=[.C35]+[.E35]/2" office:value-type="float" office:value="417.400636936215" calcext:value-type="float">
            <text:p>417,4006369362</text:p>
          </table:table-cell>
          <table:table-cell table:formula="of:=[.C35]-[.E35]/2" office:value-type="float" office:value="354.599363063785" calcext:value-type="float">
            <text:p>354,5993630638</text:p>
          </table:table-cell>
          <table:table-cell table:formula="of:=[.D35]+[.E35]/2" office:value-type="float" office:value="287.400636936215" calcext:value-type="float">
            <text:p>287,4006369362</text:p>
          </table:table-cell>
          <table:table-cell table:formula="of:=[.D35]-[.E35]/2" office:value-type="float" office:value="224.599363063785" calcext:value-type="float">
            <text:p>224,599363063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30" calcext:value-type="float">
            <text:p>4130</text:p>
          </table:table-cell>
          <table:table-cell office:value-type="float" office:value="369" calcext:value-type="float">
            <text:p>369</text:p>
          </table:table-cell>
          <table:table-cell office:value-type="float" office:value="253" calcext:value-type="float">
            <text:p>253</text:p>
          </table:table-cell>
          <table:table-cell table:formula="of:=SQRT([.B36])" office:value-type="float" office:value="64.2650760522385" calcext:value-type="float">
            <text:p>64,2650760522</text:p>
          </table:table-cell>
          <table:table-cell table:formula="of:=[.C36]+[.E36]/2" office:value-type="float" office:value="401.132538026119" calcext:value-type="float">
            <text:p>401,1325380261</text:p>
          </table:table-cell>
          <table:table-cell table:formula="of:=[.C36]-[.E36]/2" office:value-type="float" office:value="336.867461973881" calcext:value-type="float">
            <text:p>336,8674619739</text:p>
          </table:table-cell>
          <table:table-cell table:formula="of:=[.D36]+[.E36]/2" office:value-type="float" office:value="285.132538026119" calcext:value-type="float">
            <text:p>285,1325380261</text:p>
          </table:table-cell>
          <table:table-cell table:formula="of:=[.D36]-[.E36]/2" office:value-type="float" office:value="220.867461973881" calcext:value-type="float">
            <text:p>220,8674619739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72" calcext:value-type="float">
            <text:p>18072</text:p>
          </table:table-cell>
          <table:table-cell office:value-type="float" office:value="332" calcext:value-type="float">
            <text:p>332</text:p>
          </table:table-cell>
          <table:table-cell office:value-type="float" office:value="240" calcext:value-type="float">
            <text:p>240</text:p>
          </table:table-cell>
          <table:table-cell table:formula="of:=SQRT([.B37])" office:value-type="float" office:value="134.432139014448" calcext:value-type="float">
            <text:p>134,4321390144</text:p>
          </table:table-cell>
          <table:table-cell table:formula="of:=[.C37]+[.E37]/2" office:value-type="float" office:value="399.216069507224" calcext:value-type="float">
            <text:p>399,2160695072</text:p>
          </table:table-cell>
          <table:table-cell table:formula="of:=[.C37]-[.E37]/2" office:value-type="float" office:value="264.783930492776" calcext:value-type="float">
            <text:p>264,7839304928</text:p>
          </table:table-cell>
          <table:table-cell table:formula="of:=[.D37]+[.E37]/2" office:value-type="float" office:value="307.216069507224" calcext:value-type="float">
            <text:p>307,2160695072</text:p>
          </table:table-cell>
          <table:table-cell table:formula="of:=[.D37]-[.E37]/2" office:value-type="float" office:value="172.783930492776" calcext:value-type="float">
            <text:p>172,783930492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282" calcext:value-type="float">
            <text:p>14282</text:p>
          </table:table-cell>
          <table:table-cell office:value-type="float" office:value="320" calcext:value-type="float">
            <text:p>320</text:p>
          </table:table-cell>
          <table:table-cell office:value-type="float" office:value="239" calcext:value-type="float">
            <text:p>239</text:p>
          </table:table-cell>
          <table:table-cell table:formula="of:=SQRT([.B38])" office:value-type="float" office:value="119.507321951419" calcext:value-type="float">
            <text:p>119,5073219514</text:p>
          </table:table-cell>
          <table:table-cell table:formula="of:=[.C38]+[.E38]/2" office:value-type="float" office:value="379.753660975709" calcext:value-type="float">
            <text:p>379,7536609757</text:p>
          </table:table-cell>
          <table:table-cell table:formula="of:=[.C38]-[.E38]/2" office:value-type="float" office:value="260.246339024291" calcext:value-type="float">
            <text:p>260,2463390243</text:p>
          </table:table-cell>
          <table:table-cell table:formula="of:=[.D38]+[.E38]/2" office:value-type="float" office:value="298.753660975709" calcext:value-type="float">
            <text:p>298,7536609757</text:p>
          </table:table-cell>
          <table:table-cell table:formula="of:=[.D38]-[.E38]/2" office:value-type="float" office:value="179.246339024291" calcext:value-type="float">
            <text:p>179,2463390243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32" calcext:value-type="float">
            <text:p>17632</text:p>
          </table:table-cell>
          <table:table-cell office:value-type="float" office:value="299" calcext:value-type="float">
            <text:p>299</text:p>
          </table:table-cell>
          <table:table-cell office:value-type="float" office:value="250" calcext:value-type="float">
            <text:p>250</text:p>
          </table:table-cell>
          <table:table-cell table:formula="of:=SQRT([.B39])" office:value-type="float" office:value="132.785541381583" calcext:value-type="float">
            <text:p>132,7855413816</text:p>
          </table:table-cell>
          <table:table-cell table:formula="of:=[.C39]+[.E39]/2" office:value-type="float" office:value="365.392770690791" calcext:value-type="float">
            <text:p>365,3927706908</text:p>
          </table:table-cell>
          <table:table-cell table:formula="of:=[.C39]-[.E39]/2" office:value-type="float" office:value="232.607229309209" calcext:value-type="float">
            <text:p>232,6072293092</text:p>
          </table:table-cell>
          <table:table-cell table:formula="of:=[.D39]+[.E39]/2" office:value-type="float" office:value="316.392770690791" calcext:value-type="float">
            <text:p>316,3927706908</text:p>
          </table:table-cell>
          <table:table-cell table:formula="of:=[.D39]-[.E39]/2" office:value-type="float" office:value="183.607229309209" calcext:value-type="float">
            <text:p>183,6072293092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50" calcext:value-type="float">
            <text:p>44850</text:p>
          </table:table-cell>
          <table:table-cell office:value-type="float" office:value="298" calcext:value-type="float">
            <text:p>298</text:p>
          </table:table-cell>
          <table:table-cell office:value-type="float" office:value="270" calcext:value-type="float">
            <text:p>270</text:p>
          </table:table-cell>
          <table:table-cell table:formula="of:=SQRT([.B40])" office:value-type="float" office:value="211.778185845474" calcext:value-type="float">
            <text:p>211,7781858455</text:p>
          </table:table-cell>
          <table:table-cell table:formula="of:=[.C40]+[.E40]/2" office:value-type="float" office:value="403.889092922737" calcext:value-type="float">
            <text:p>403,8890929227</text:p>
          </table:table-cell>
          <table:table-cell table:formula="of:=[.C40]-[.E40]/2" office:value-type="float" office:value="192.110907077263" calcext:value-type="float">
            <text:p>192,1109070773</text:p>
          </table:table-cell>
          <table:table-cell table:formula="of:=[.D40]+[.E40]/2" office:value-type="float" office:value="375.889092922737" calcext:value-type="float">
            <text:p>375,8890929227</text:p>
          </table:table-cell>
          <table:table-cell table:formula="of:=[.D40]-[.E40]/2" office:value-type="float" office:value="164.110907077263" calcext:value-type="float">
            <text:p>164,110907077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9:.C40])" office:value-type="float" office:value="340.5625" calcext:value-type="float">
            <text:p>340,5625</text:p>
          </table:table-cell>
          <table:table-cell table:formula="of:=AVERAGE([.D9:.D40])" office:value-type="float" office:value="291.28125" calcext:value-type="float">
            <text:p>291,28125</text:p>
          </table:table-cell>
          <table:table-cell table:formula="of:=AVERAGE([.E9:.E40])" office:value-type="float" office:value="247.287538351976" calcext:value-type="float">
            <text:p>247,287538352</text:p>
          </table:table-cell>
          <table:table-cell table:formula="of:=AVERAGE([.F9:.F40])" office:value-type="float" office:value="464.206269175988" calcext:value-type="float">
            <text:p>464,206269176</text:p>
          </table:table-cell>
          <table:table-cell table:formula="of:=AVERAGE([.G9:.G40])" office:value-type="float" office:value="216.918730824012" calcext:value-type="float">
            <text:p>216,918730824</text:p>
          </table:table-cell>
          <table:table-cell table:formula="of:=AVERAGE([.H9:.H40])" office:value-type="float" office:value="414.925019175988" calcext:value-type="float">
            <text:p>414,925019176</text:p>
          </table:table-cell>
          <table:table-cell table:formula="of:=AVERAGE([.I9:.I40])" office:value-type="float" office:value="167.637480824012" calcext:value-type="float">
            <text:p>167,63748082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b_x_max</text:p>
          </table:table-cell>
          <table:table-cell table:style-name="ce2" office:value-type="string" calcext:value-type="string">
            <text:p>b_x_min</text:p>
          </table:table-cell>
          <table:table-cell table:style-name="ce2" office:value-type="string" calcext:value-type="string">
            <text:p>b_y_max</text:p>
          </table:table-cell>
          <table:table-cell table:style-name="ce2" office:value-type="string" calcext:value-type="string">
            <text:p>b_y_m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near regresion</text:p>
          </table:table-cell>
          <table:table-cell table:number-columns-repeated="3"/>
          <table:table-cell table:number-matrix-columns-spanned="2" table:number-matrix-rows-spanned="5" table:formula="of:=LINEST([.F5:.F40];[.A5:.A40];1;1)" office:value-type="float" office:value="-2.9162120623524" calcext:value-type="float">
            <text:p>-2,9162120624</text:p>
          </table:table-cell>
          <table:table-cell office:value-type="float" office:value="528.06040094205" calcext:value-type="float">
            <text:p>528,0604009421</text:p>
          </table:table-cell>
          <table:table-cell table:number-matrix-columns-spanned="2" table:number-matrix-rows-spanned="5" table:formula="of:=LINEST([.H5:.H40];[.A5:.A40];1;1)" office:value-type="float" office:value="-2.42419147033181" calcext:value-type="float">
            <text:p>-2,4241914703</text:p>
          </table:table-cell>
          <table:table-cell office:value-type="float" office:value="449.06529154694" calcext:value-type="float">
            <text:p>449,065291546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789232165881623" calcext:value-type="float">
            <text:p>0,7892321659</text:p>
          </table:table-cell>
          <table:table-cell office:value-type="float" office:value="18.8454142755224" calcext:value-type="float">
            <text:p>18,8454142755</text:p>
          </table:table-cell>
          <table:table-cell office:value-type="float" office:value="1.47248081355009" calcext:value-type="float">
            <text:p>1,4724808136</text:p>
          </table:table-cell>
          <table:table-cell office:value-type="float" office:value="35.1601368313615" calcext:value-type="float">
            <text:p>35,160136831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286508982762295" calcext:value-type="float">
            <text:p>0,2865089828</text:p>
          </table:table-cell>
          <table:table-cell office:value-type="float" office:value="49.1926579309112" calcext:value-type="float">
            <text:p>49,1926579309</text:p>
          </table:table-cell>
          <table:table-cell office:value-type="float" office:value="0.0738321212304717" calcext:value-type="float">
            <text:p>0,0738321212</text:p>
          </table:table-cell>
          <table:table-cell office:value-type="float" office:value="91.7793877418625" calcext:value-type="float">
            <text:p>91,779387741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3.6530175973787" calcext:value-type="float">
            <text:p>13,6530175974</text:p>
          </table:table-cell>
          <table:table-cell office:value-type="float" office:value="34" calcext:value-type="float">
            <text:p>34</text:p>
          </table:table-cell>
          <table:table-cell office:value-type="float" office:value="2.71040723758539" calcext:value-type="float">
            <text:p>2,7104072376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3039.1774992885" calcext:value-type="float">
            <text:p>33039,1774992885</text:p>
          </table:table-cell>
          <table:table-cell office:value-type="float" office:value="82277.1982064597" calcext:value-type="float">
            <text:p>82277,1982064597</text:p>
          </table:table-cell>
          <table:table-cell office:value-type="float" office:value="22830.9961465626" calcext:value-type="float">
            <text:p>22830,9961465626</text:p>
          </table:table-cell>
          <table:table-cell office:value-type="float" office:value="286397.504485218" calcext:value-type="float">
            <text:p>286397,50448521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number-matrix-columns-spanned="2" table:number-matrix-rows-spanned="5" table:formula="of:=LINEST([.G5:.G40];[.D5:.D40];1;1)" office:value-type="float" office:value="0.209217127022142" calcext:value-type="float">
            <text:p>0,209217127</text:p>
          </table:table-cell>
          <table:table-cell office:value-type="float" office:value="153.987988062005" calcext:value-type="float">
            <text:p>153,987988062</text:p>
          </table:table-cell>
          <table:table-cell table:number-matrix-columns-spanned="2" table:number-matrix-rows-spanned="5" table:formula="of:=LINEST([.I5:.I40];[.A5:.A40];1;1)" office:value-type="float" office:value="7.23654668268703" calcext:value-type="float">
            <text:p>7,2365466827</text:p>
          </table:table-cell>
          <table:table-cell office:value-type="float" office:value="-13.6420397236886" calcext:value-type="float">
            <text:p>-13,642039723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226070582805493" calcext:value-type="float">
            <text:p>0,2260705828</text:p>
          </table:table-cell>
          <table:table-cell office:value-type="float" office:value="63.0117426083583" calcext:value-type="float">
            <text:p>63,0117426084</text:p>
          </table:table-cell>
          <table:table-cell office:value-type="float" office:value="0.975615750788915" calcext:value-type="float">
            <text:p>0,9756157508</text:p>
          </table:table-cell>
          <table:table-cell office:value-type="float" office:value="23.2959118902658" calcext:value-type="float">
            <text:p>23,295911890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0245710151516952" calcext:value-type="float">
            <text:p>0,0245710152</text:p>
          </table:table-cell>
          <table:table-cell office:value-type="float" office:value="96.752633811422" calcext:value-type="float">
            <text:p>96,7526338114</text:p>
          </table:table-cell>
          <table:table-cell office:value-type="float" office:value="0.618054955280949" calcext:value-type="float">
            <text:p>0,6180549553</text:p>
          </table:table-cell>
          <table:table-cell office:value-type="float" office:value="60.8099035686879" calcext:value-type="float">
            <text:p>60,809903568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0.856458571699669" calcext:value-type="float">
            <text:p>0,8564585717</text:p>
          </table:table-cell>
          <table:table-cell office:value-type="float" office:value="34" calcext:value-type="float">
            <text:p>34</text:p>
          </table:table-cell>
          <table:table-cell office:value-type="float" office:value="55.0180419149291" calcext:value-type="float">
            <text:p>55,0180419149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8017.37048269303" calcext:value-type="float">
            <text:p>8017,370482693</text:p>
          </table:table-cell>
          <table:table-cell office:value-type="float" office:value="318276.453081202" calcext:value-type="float">
            <text:p>318276,453081202</text:p>
          </table:table-cell>
          <table:table-cell office:value-type="float" office:value="203448.156655403" calcext:value-type="float">
            <text:p>203448,156655403</text:p>
          </table:table-cell>
          <table:table-cell office:value-type="float" office:value="125726.708649126" calcext:value-type="float">
            <text:p>125726,70864912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10:58:18.00260620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8:54:56.369902965</meta:creation-date>
    <dc:date>2015-12-16T14:40:42.706069568</dc:date>
    <meta:editing-duration>PT1H17M25S</meta:editing-duration>
    <meta:editing-cycles>5</meta:editing-cycles>
    <meta:generator>LibreOffice/4.2.8.2$Linux_X86_64 LibreOffice_project/420m0$Build-2</meta:generator>
    <meta:document-statistic meta:table-count="1" meta:cell-count="4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Depth analysis</text:p>
        </chart:title>
        <chart:legend chart:legend-position="end" svg:x="14.001cm" svg:y="3.952cm" style:legend-expansion="high" chart:style-name="ch3"/>
        <chart:plot-area chart:style-name="ch4" table:cell-range-address="Arkusz1.C1:Arkusz1.D40" chart:data-source-has-labels="row" svg:x="1.331cm" svg:y="1.301cm" svg:width="12.35cm" svg:height="6.538cm">
          <chartooo:coordinate-region svg:x="2.138cm" svg:y="1.5cm" svg:width="11.357cm" svg:height="5.294cm"/>
          <chart:axis chart:dimension="x" chart:name="primary-x" chart:style-name="ch5">
            <chart:title svg:x="6.576cm" svg:y="8.019cm" chart:style-name="ch6">
              <text:p>Depth value</text:p>
            </chart:title>
          </chart:axis>
          <chart:axis chart:dimension="y" chart:name="primary-y" chart:style-name="ch5">
            <chart:title svg:x="0.451cm" svg:y="6.215cm" chart:style-name="ch7">
              <text:p>Weight center position</text:p>
            </chart:title>
            <chart:grid chart:style-name="ch8" chart:class="major"/>
          </chart:axis>
          <chart:series chart:style-name="ch9" chart:values-cell-range-address="Arkusz1.C2:Arkusz1.C40" chart:label-cell-address="Arkusz1.C1:Arkusz1.C1" chart:class="chart:line">
            <chart:data-point chart:repeated="39"/>
          </chart:series>
          <chart:series chart:style-name="ch10" chart:values-cell-range-address="Arkusz1.D2:Arkusz1.D40" chart:label-cell-address="Arkusz1.D1:Arkusz1.D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er x</text:p>
                <draw:g>
                  <svg:desc>Arkusz1.C1:Arkusz1.C1</svg:desc>
                </draw:g>
              </table:table-cell>
              <table:table-cell office:value-type="string">
                <text:p>center y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2:Arkusz1.C40</svg:desc>
                </draw:g>
              </table:table-cell>
              <table:table-cell office:value-type="float" office:value="0">
                <text:p>0</text:p>
                <draw:g>
                  <svg:desc>Arkusz1.D2:Arkusz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">
                <text:p>3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">
                <text:p>32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">
                <text:p>34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6">
                <text:p>34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4">
                <text:p>31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5">
                <text:p>35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1">
                <text:p>3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">
                <text:p>3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">
                <text:p>3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">
                <text:p>31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4">
                <text:p>36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">
                <text:p>35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">
                <text:p>34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5">
                <text:p>36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2">
                <text:p>3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8">
                <text:p>39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7">
                <text:p>39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">
                <text:p>3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3">
                <text:p>3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6">
                <text:p>3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">
                <text:p>36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">
                <text:p>3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">
                <text:p>298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Depth analysis</text:p>
        </chart:title>
        <chart:legend chart:legend-position="end" svg:x="14.001cm" svg:y="4.201cm" style:legend-expansion="high" chart:style-name="ch3"/>
        <chart:plot-area chart:style-name="ch4" table:cell-range-address="Arkusz1.B1:Arkusz1.B40" chart:data-source-has-labels="row" svg:x="1.331cm" svg:y="1.301cm" svg:width="12.35cm" svg:height="6.538cm">
          <chartooo:coordinate-region svg:x="2.693cm" svg:y="1.5cm" svg:width="10.802cm" svg:height="5.294cm"/>
          <chart:axis chart:dimension="x" chart:name="primary-x" chart:style-name="ch5">
            <chart:title svg:x="7.039cm" svg:y="8.019cm" chart:style-name="ch6">
              <text:p>depth</text:p>
            </chart:title>
          </chart:axis>
          <chart:axis chart:dimension="y" chart:name="primary-y" chart:style-name="ch5">
            <chart:title svg:x="0.451cm" svg:y="5.209cm" chart:style-name="ch7">
              <text:p>Moment</text:p>
            </chart:title>
            <chart:grid chart:style-name="ch8" chart:class="major"/>
          </chart:axis>
          <chart:series chart:style-name="ch9" chart:values-cell-range-address="Arkusz1.B2:Arkusz1.B40" chart:label-cell-address="Arkusz1.B1:Arkusz1.B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ment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:Arkusz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668">
                <text:p>118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295">
                <text:p>108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962">
                <text:p>94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298">
                <text:p>81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080">
                <text:p>95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695">
                <text:p>124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540">
                <text:p>189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061">
                <text:p>237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968">
                <text:p>181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781">
                <text:p>183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414">
                <text:p>99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620">
                <text:p>1276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440">
                <text:p>145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513">
                <text:p>103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276">
                <text:p>156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547">
                <text:p>89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903">
                <text:p>84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348">
                <text:p>106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941">
                <text:p>88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424">
                <text:p>62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91">
                <text:p>25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72">
                <text:p>18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32">
                <text:p>17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50">
                <text:p>448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